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11.5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41cm" fo:break-before="auto" style:use-optimal-row-height="fals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fo:border="0.99pt solid #000000" style:vertical-align="middle"/>
      <style:paragraph-properties fo:text-align="center" fo:margin-left="0cm"/>
      <style:text-properties fo:color="#ffffff"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cm"/>
      <style:text-properties fo:color="#d4ea6b"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cm"/>
      <style:text-properties fo:color="#ffffff" style:font-name="Robo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6b5e9b" style:text-align-source="fix" style:repeat-content="false" fo:border="0.99pt solid #000000" style:vertical-align="middle"/>
      <style:paragraph-properties fo:text-align="center" fo:margin-left="0cm"/>
      <style:text-properties fo:color="#ffffff" style:font-name="Roboto" fo:font-size="12pt" style:font-size-asian="12pt" style:font-size-complex="12pt"/>
    </style:style>
    <style:style style:name="ce14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cm"/>
      <style:text-properties fo:color="#d4ea6b"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cm"/>
      <style:text-properties fo:color="#ffffff" style:font-name="Robot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language="pt" fo:country="BR" style:letter-kerning="true" style:font-name-asian="Lohit Devanagari" style:font-size-asian="12pt" style:language-asian="hi" style:country-asian="IN" style:font-size-complex="12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letter-kerning="true" fo:language="pt" fo:country="BR" style:language-asian="hi" style:country-asian="IN" style:font-name-asian="Lohit Devanagari" style:font-size-asian="12pt" style:font-size-complex="12pt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6"/>
        <table:table-column table:style-name="co4" table:default-cell-style-name="ce17"/>
        <table:table-row table:style-name="ro1">
          <table:table-cell/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Check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<text:a xlink:href="https://www.w3schools.com/js/js_intro.asp%22%20%5Ct%20%22_top" xlink:type="simple">JS Introduction</text:a></text:span><text:span text:style-name="T3"> </text:span></text:p>
          </table:table-cell>
          <table:table-cell table:style-name="ce15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w3schools.com/js/js_whereto.asp%22%20%5Ct%20%22_top" xlink:type="simple">JS Where To</text:a> </text:p>
          </table:table-cell>
          <table:table-cell table:style-name="ce15" office:value-type="string" calcext:value-type="string">
            <text:p>✓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w3schools.com/js/js_output.asp%22%20%5Ct%20%22_top" xlink:type="simple">JS Output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document.getElementById("demo").innerHTML </text:p>
            <text:p>document.write()</text:p>
            <text:p>Alert()</text:p>
            <text:p>console.log()</text:p>
            <text:p>window.print() // Imprime a página atual</text:p>
          </table:table-cell>
        </table:table-row>
        <table:table-row table:style-name="ro3">
          <table:table-cell/>
          <table:table-cell office:value-type="string" calcext:value-type="string">
            <text:p><text:a xlink:href="https://www.w3schools.com/js/js_statements.asp%22%20%5Ct%20%22_top" xlink:type="simple">JS Statements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JavaScript statements are composed of:  </text:p>
            <text:p>Values, Operators, Expressions, Keywords, and Comments.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syntax.asp%22%20%5Ct%20%22_top" xlink:type="simple">JS Syntax</text:a> </text:p>
          </table:table-cell>
          <table:table-cell table:style-name="ce15" office:value-type="string" calcext:value-type="string">
            <text:p>✓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a xlink:href="https://www.w3schools.com/js/js_comments.asp%22%20%5Ct%20%22_top" xlink:type="simple">JS Comments</text:a>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// single line comment</text:p>
            <text:p>/* multi line comment */</text:p>
          </table:table-cell>
        </table:table-row>
        <table:table-row table:style-name="ro3">
          <table:table-cell/>
          <table:table-cell office:value-type="string" calcext:value-type="string">
            <text:p><text:a xlink:href="https://www.w3schools.com/js/js_variables.asp%22%20%5Ct%20%22_top" xlink:type="simple">JS Variables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let person = "John Doe", carName = "Volvo", price = 200;</text:p>
            <text:p>You can redeclare variables using “var”, but not with “let” and “const”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let.asp%22%20%5Ct%20%22_top" xlink:type="simple">JS Le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nst.asp%22%20%5Ct%20%22_top" xlink:type="simple">JS Cons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perators.asp%22%20%5Ct%20%22_top" xlink:type="simple">JS Operator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ithmetic.asp%22%20%5Ct%20%22_top" xlink:type="simple">JS Arithmetic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ssignment.asp%22%20%5Ct%20%22_top" xlink:type="simple">JS Assignmen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atypes.asp%22%20%5Ct%20%22_top" xlink:type="simple">JS Data Typ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s.asp%22%20%5Ct%20%22_top" xlink:type="simple">JS Func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s.asp%22%20%5Ct%20%22_top" xlink:type="simple">JS Objec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vents.asp%22%20%5Ct%20%22_top" xlink:type="simple">JS Even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s.asp%22%20%5Ct%20%22_top" xlink:type="simple">JS String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methods.asp%22%20%5Ct%20%22_top" xlink:type="simple">JS String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search.asp%22%20%5Ct%20%22_top" xlink:type="simple">JS String Searc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templates.asp%22%20%5Ct%20%22_top" xlink:type="simple">JS String Templat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numbers.asp%22%20%5Ct%20%22_top" xlink:type="simple">JS Numbe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number_methods.asp%22%20%5Ct%20%22_top" xlink:type="simple">JS Number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rays.asp%22%20%5Ct%20%22_top" xlink:type="simple">JS Arrays</text:a></text:p>
          </table:table-cell>
          <table:table-cell table:style-name="ce15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w3schools.com/js/js_array_methods.asp%22%20%5Ct%20%22_top" xlink:type="simple">JS Array Methods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pop, push, shift, unshift, concat, splice, slice</text:p>
          </table:table-cell>
        </table:table-row>
        <table:table-row table:style-name="ro4">
          <table:table-cell/>
          <table:table-cell office:value-type="string" calcext:value-type="string">
            <text:p><text:a xlink:href="https://www.w3schools.com/js/js_array_sort.asp%22%20%5Ct%20%22_top" xlink:type="simple">JS Array Sort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sort (Sorts alphabetically, sort values as strings), reverse, function(a, b){return a – b} / If the result is negative a is sorted before b. / If the result is positive b is sorted before a. / If the result is 0 no changes are done with the sort order of the two values. / Math.min.apply(null, array) / Math.max.apply(null, array)</text:p>
          </table:table-cell>
        </table:table-row>
        <table:table-row table:style-name="ro5">
          <table:table-cell/>
          <table:table-cell office:value-type="string" calcext:value-type="string">
            <text:p><text:a xlink:href="https://www.w3schools.com/js/js_array_iteration.asp%22%20%5Ct%20%22_top" xlink:type="simple">JS Array Iteration</text:a> </text:p>
          </table:table-cell>
          <table:table-cell table:style-name="ce15" office:value-type="string" calcext:value-type="string">
            <text:p>✓</text:p>
          </table:table-cell>
          <table:table-cell table:style-name="ce18" office:value-type="string" calcext:value-type="string">
            <text:p>forEach(myFunction) / map(myFunction) / filter(myFunction) / reduce(func) / reduceRight(funct) / every(myFunction) / some(myFunction) / includes(asdf)</text:p>
            <text:p/>
            <text:p>function myFunction(value, index, array) {</text:p>
            <text:p>  txt += value + "&lt;br&gt;";</text:p>
            <text:p>}</text:p>
            <text:p>function func(total, value, index, array) {</text:p>
            <text:p>  return total + value;</text:p>
            <text:p>} </text:p>
          </table:table-cell>
        </table:table-row>
        <table:table-row table:style-name="ro6">
          <table:table-cell/>
          <table:table-cell office:value-type="string" calcext:value-type="string">
            <text:p><text:a xlink:href="https://www.w3schools.com/js/js_array_const.asp%22%20%5Ct%20%22_top" xlink:type="simple">JS Array Const</text:a> </text:p>
          </table:table-cell>
          <table:table-cell table:style-name="ce15" office:value-type="string" calcext:value-type="string">
            <text:p>✓</text:p>
          </table:table-cell>
          <table:table-cell table:style-name="ce18" office:value-type="string" calcext:value-type="string">
            <text:p>in 2015, JavaScript introduced an important new keyword: const.</text:p>
            <text:p><text:span text:style-name="T4">It has become a common practice to declare arrays using const</text:span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dates.asp%22%20%5Ct%20%22_top" xlink:type="simple">JS Dat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formats.asp%22%20%5Ct%20%22_top" xlink:type="simple">JS Date Forma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methods.asp%22%20%5Ct%20%22_top" xlink:type="simple">JS Date Ge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methods_set.asp%22%20%5Ct%20%22_top" xlink:type="simple">JS Date Se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ath.asp%22%20%5Ct%20%22_top" xlink:type="simple">JS Mat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random.asp%22%20%5Ct%20%22_top" xlink:type="simple">JS Random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ooleans.asp%22%20%5Ct%20%22_top" xlink:type="simple">JS Boolea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mparisons.asp%22%20%5Ct%20%22_top" xlink:type="simple">JS Comparison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f_else.asp%22%20%5Ct%20%22_top" xlink:type="simple">JS Cond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witch.asp%22%20%5Ct%20%22_top" xlink:type="simple">JS Switc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.asp%22%20%5Ct%20%22_top" xlink:type="simple">JS Loop For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in.asp%22%20%5Ct%20%22_top" xlink:type="simple">JS Loop For I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of.asp%22%20%5Ct%20%22_top" xlink:type="simple">JS Loop For Of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while.asp%22%20%5Ct%20%22_top" xlink:type="simple">JS Loop Whil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reak.asp%22%20%5Ct%20%22_top" xlink:type="simple">JS Break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terables.asp%22%20%5Ct%20%22_top" xlink:type="simple">JS Iterab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ets.asp%22%20%5Ct%20%22_top" xlink:type="simple">JS Set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aps.asp%22%20%5Ct%20%22_top" xlink:type="simple">JS Map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ypeof.asp%22%20%5Ct%20%22_top" xlink:type="simple">JS Typeof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ype_conversion.asp%22%20%5Ct%20%22_top" xlink:type="simple">JS Type Convers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itwise.asp%22%20%5Ct%20%22_top" xlink:type="simple">JS Bitwi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 <text:a xlink:href="https://www.w3schools.com/js/js_regexp.asp%22%20%5Ct%20%22_top" xlink:type="simple">JS RegExp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rrors.asp%22%20%5Ct%20%22_top" xlink:type="simple">JS Error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 <text:a xlink:href="https://www.w3schools.com/js/js_scope.asp%22%20%5Ct%20%22_top" xlink:type="simple">JS Scop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hoisting.asp%22%20%5Ct%20%22_top" xlink:type="simple">JS Hoisting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Declarations go to to the top of scope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strict.asp%22%20%5Ct%20%22_top" xlink:type="simple">JS Strict Mod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his.asp%22%20%5Ct%20%22_top" xlink:type="simple">JS this Keyword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row_function.asp%22%20%5Ct%20%22_top" xlink:type="simple">JS Arrow Funct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lasses.asp%22%20%5Ct%20%22_top" xlink:type="simple">JS Class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odules.asp%22%20%5Ct%20%22_top" xlink:type="simple">JS Modu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json.asp%22%20%5Ct%20%22_top" xlink:type="simple">JS JS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ebugging.asp%22%20%5Ct%20%22_top" xlink:type="simple">JS Debugging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nventions.asp%22%20%5Ct%20%22_top" xlink:type="simple">JS Style Guid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est_practices.asp%22%20%5Ct%20%22_top" xlink:type="simple">JS Best Practic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istakes.asp%22%20%5Ct%20%22_top" xlink:type="simple">JS Mistak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performance.asp%22%20%5Ct%20%22_top" xlink:type="simple">JS Performanc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reserved.asp%22%20%5Ct%20%22_top" xlink:type="simple">JS Reserved Word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versions.asp%22%20%5Ct%20%22_top" xlink:type="simple">JS Vers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s5.asp%22%20%5Ct%20%22_top" xlink:type="simple">JS 2009 (ES5)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s6.asp%22%20%5Ct%20%22_top" xlink:type="simple">JS 2015 (ES6)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6.asp%22%20%5Ct%20%22_top" xlink:type="simple">JS 2016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7.asp%22%20%5Ct%20%22_top" xlink:type="simple">JS 2017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8.asp%22%20%5Ct%20%22_top" xlink:type="simple">JS 2018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e_edge.asp%22%20%5Ct%20%22_top" xlink:type="simple">JS IE / Edg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history.asp%22%20%5Ct%20%22_top" xlink:type="simple">JS History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object_definition.asp%22%20%5Ct%20%22_top" xlink:type="simple">Object Defin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properties.asp%22%20%5Ct%20%22_top" xlink:type="simple">Object Properti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methods.asp%22%20%5Ct%20%22_top" xlink:type="simple">Objec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display.asp%22%20%5Ct%20%22_top" xlink:type="simple">Object Display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accessors.asp%22%20%5Ct%20%22_top" xlink:type="simple">Object Accesso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constructors.asp%22%20%5Ct%20%22_top" xlink:type="simple">Object Constructo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prototypes.asp%22%20%5Ct%20%22_top" xlink:type="simple">Object Prototyp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iterables.asp%22%20%5Ct%20%22_top" xlink:type="simple">Object Iterab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sets.asp%22%20%5Ct%20%22_top" xlink:type="simple">Object Se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maps.asp%22%20%5Ct%20%22_top" xlink:type="simple">Object Map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es5.asp%22%20%5Ct%20%22_top" xlink:type="simple">Object Refer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function_definition.asp%22%20%5Ct%20%22_top" xlink:type="simple">Function 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definition.asp%22%20%5Ct%20%22_top" xlink:type="simple">Defin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parameters.asp%22%20%5Ct%20%22_top" xlink:type="simple">Function Paramete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invocation.asp%22%20%5Ct%20%22_top" xlink:type="simple">Function Invocat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call.asp%22%20%5Ct%20%22_top" xlink:type="simple">Function Call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apply.asp%22%20%5Ct%20%22_top" xlink:type="simple">Function Apply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bind.asp%22%20%5Ct%20%22_top" xlink:type="simple">Function Bind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closures.asp%22%20%5Ct%20%22_top" xlink:type="simple">Function Closur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class_intro.asp%22%20%5Ct%20%22_top" xlink:type="simple">Class Intro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constructor() is always needed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class_inheritance.asp%22%20%5Ct%20%22_top" xlink:type="simple">Class Inheritance</text:a> 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get name() / set name() this._name;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class_static.asp%22%20%5Ct%20%22_top" xlink:type="simple">Class Static</text:a></text:p>
          </table:table-cell>
          <table:table-cell table:style-name="ce15" office:value-type="string" calcext:value-type="string">
            <text:p>✓</text:p>
          </table:table-cell>
          <table:table-cell office:value-type="string" calcext:value-type="string">
            <text:p>belongs to the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5:43:37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0:12:50.651050868</meta:creation-date>
    <dc:date>2022-06-23T15:43:47.244000000</dc:date>
    <meta:editing-duration>PT27M11S</meta:editing-duration>
    <meta:editing-cycles>4</meta:editing-cycles>
    <meta:generator>LibreOffice/7.3.2.2$Windows_X86_64 LibreOffice_project/49f2b1bff42cfccbd8f788c8dc32c1c309559be0</meta:generator>
    <meta:document-statistic meta:table-count="1" meta:cell-count="124" meta:object-count="0"/>
  </office:meta>
</office:document-meta>
</file>